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2ff9" officeooo:paragraph-rsid="00002ff9"/>
    </style:style>
    <style:style style:name="P2" style:family="paragraph" style:parent-style-name="Standard">
      <style:text-properties officeooo:rsid="00021ccd" officeooo:paragraph-rsid="00021ccd"/>
    </style:style>
    <style:style style:name="P3" style:family="paragraph" style:parent-style-name="Standard">
      <style:text-properties officeooo:rsid="00021ccd" officeooo:paragraph-rsid="0017fa62"/>
    </style:style>
    <style:style style:name="P4" style:family="paragraph" style:parent-style-name="Standard">
      <style:text-properties officeooo:rsid="000dafe2" officeooo:paragraph-rsid="000dafe2"/>
    </style:style>
    <style:style style:name="P5" style:family="paragraph" style:parent-style-name="Standard">
      <style:text-properties officeooo:rsid="000fec96" officeooo:paragraph-rsid="000fec96"/>
    </style:style>
    <style:style style:name="P6" style:family="paragraph" style:parent-style-name="Standard">
      <style:text-properties officeooo:rsid="0013c5cc" officeooo:paragraph-rsid="0013c5cc"/>
    </style:style>
    <style:style style:name="P7" style:family="paragraph" style:parent-style-name="Text_20_body">
      <style:text-properties officeooo:paragraph-rsid="00177210"/>
    </style:style>
    <style:style style:name="P8" style:family="paragraph" style:parent-style-name="Text_20_body">
      <style:text-properties officeooo:rsid="0017fa62" officeooo:paragraph-rsid="0017fa62"/>
    </style:style>
    <style:style style:name="P9" style:family="paragraph" style:parent-style-name="Text_20_body">
      <style:text-properties officeooo:rsid="00204062" officeooo:paragraph-rsid="00204062"/>
    </style:style>
    <style:style style:name="P10" style:family="paragraph" style:parent-style-name="Heading_20_2">
      <style:text-properties officeooo:rsid="0016d8a1" officeooo:paragraph-rsid="0016d8a1"/>
    </style:style>
    <style:style style:name="P11" style:family="paragraph" style:parent-style-name="Heading_20_2">
      <style:text-properties officeooo:rsid="00177210" officeooo:paragraph-rsid="00177210"/>
    </style:style>
    <style:style style:name="P12" style:family="paragraph" style:parent-style-name="Heading_20_2">
      <style:text-properties officeooo:rsid="0018e8d5" officeooo:paragraph-rsid="0018e8d5"/>
    </style:style>
    <style:style style:name="P13" style:family="paragraph" style:parent-style-name="Heading_20_2">
      <style:text-properties officeooo:rsid="0020071f" officeooo:paragraph-rsid="0020071f"/>
    </style:style>
    <style:style style:name="P14" style:family="paragraph" style:parent-style-name="Standard" style:list-style-name="L1">
      <style:text-properties officeooo:rsid="00021ccd" officeooo:paragraph-rsid="00021ccd"/>
    </style:style>
    <style:style style:name="P15" style:family="paragraph" style:parent-style-name="Standard">
      <style:text-properties officeooo:rsid="00021ccd" officeooo:paragraph-rsid="00021ccd"/>
    </style:style>
    <style:style style:name="P16" style:family="paragraph" style:parent-style-name="Standard" style:list-style-name="L2">
      <style:text-properties officeooo:rsid="0013c5cc" officeooo:paragraph-rsid="0013c5cc"/>
    </style:style>
    <style:style style:name="P17" style:family="paragraph" style:parent-style-name="Standard" style:list-style-name="L2">
      <style:text-properties officeooo:rsid="00165053" officeooo:paragraph-rsid="00165053"/>
    </style:style>
    <style:style style:name="P18" style:family="paragraph" style:parent-style-name="Standard">
      <style:text-properties style:text-line-through-style="solid" style:text-line-through-type="single" officeooo:rsid="00021ccd" officeooo:paragraph-rsid="00021ccd"/>
    </style:style>
    <style:style style:name="P19" style:family="paragraph" style:parent-style-name="Standard">
      <style:text-properties style:text-line-through-style="solid" style:text-line-through-type="single" officeooo:rsid="000dafe2" officeooo:paragraph-rsid="000dafe2"/>
    </style:style>
    <style:style style:name="T1" style:family="text">
      <style:text-properties officeooo:rsid="00021ccd"/>
    </style:style>
    <style:style style:name="T2" style:family="text">
      <style:text-properties officeooo:rsid="00039a23"/>
    </style:style>
    <style:style style:name="T3" style:family="text">
      <style:text-properties officeooo:rsid="0004989e"/>
    </style:style>
    <style:style style:name="T4" style:family="text">
      <style:text-properties officeooo:rsid="0004ce81"/>
    </style:style>
    <style:style style:name="T5" style:family="text">
      <style:text-properties officeooo:rsid="00069e66"/>
    </style:style>
    <style:style style:name="T6" style:family="text">
      <style:text-properties officeooo:rsid="0008a17d"/>
    </style:style>
    <style:style style:name="T7" style:family="text">
      <style:text-properties officeooo:rsid="0009c904"/>
    </style:style>
    <style:style style:name="T8" style:family="text">
      <style:text-properties officeooo:rsid="000b3512"/>
    </style:style>
    <style:style style:name="T9" style:family="text">
      <style:text-properties officeooo:rsid="000c7885"/>
    </style:style>
    <style:style style:name="T10" style:family="text">
      <style:text-properties officeooo:rsid="000ca514"/>
    </style:style>
    <style:style style:name="T11" style:family="text">
      <style:text-properties officeooo:rsid="000f504b"/>
    </style:style>
    <style:style style:name="T12" style:family="text">
      <style:text-properties officeooo:rsid="0010f96d"/>
    </style:style>
    <style:style style:name="T13" style:family="text">
      <style:text-properties officeooo:rsid="0012eca3"/>
    </style:style>
    <style:style style:name="T14" style:family="text">
      <style:text-properties officeooo:rsid="00148b69"/>
    </style:style>
    <style:style style:name="T15" style:family="text">
      <style:text-properties officeooo:rsid="0016d8a1"/>
    </style:style>
    <style:style style:name="T16" style:family="text">
      <style:text-properties officeooo:rsid="00177210"/>
    </style:style>
    <style:style style:name="T17" style:family="text">
      <style:text-properties officeooo:rsid="0017993f"/>
    </style:style>
    <style:style style:name="T18" style:family="text">
      <style:text-properties officeooo:rsid="0017fa62"/>
    </style:style>
    <style:style style:name="T19" style:family="text">
      <style:text-properties officeooo:rsid="0019e1da"/>
    </style:style>
    <style:style style:name="T20" style:family="text">
      <style:text-properties officeooo:rsid="001aac36"/>
    </style:style>
    <style:style style:name="T21" style:family="text">
      <style:text-properties officeooo:rsid="001b0590"/>
    </style:style>
    <style:style style:name="T22" style:family="text">
      <style:text-properties officeooo:rsid="001c76ec"/>
    </style:style>
    <style:style style:name="T23" style:family="text">
      <style:text-properties officeooo:rsid="001d60cf"/>
    </style:style>
    <style:style style:name="T24" style:family="text">
      <style:text-properties officeooo:rsid="001f9c86"/>
    </style:style>
    <style:style style:name="T25" style:family="text">
      <style:text-properties officeooo:rsid="0020071f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text-line-through-style="solid" style:text-line-through-type="single" officeooo:rsid="00069e66"/>
    </style:style>
    <style:style style:name="T28" style:family="text">
      <style:text-properties style:text-line-through-style="solid" style:text-line-through-type="single" officeooo:rsid="0010f96d"/>
    </style:style>
    <style:style style:name="T29" style:family="text">
      <style:text-properties style:text-line-through-style="solid" style:text-line-through-type="single" officeooo:rsid="0009c9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Basi</text:h>
      <text:p text:style-name="P1">- <text:span text:style-name="T1">ScriptGlue:</text:span></text:p>
      <text:list xml:id="list1920313853" text:style-name="L1">
        <text:list-item>
          <text:p text:style-name="P14">Espone tutte le funzioni necessarie a C#</text:p>
        </text:list-item>
      </text:list>
      <text:p text:style-name="P2">- <text:span text:style-name="T2">Script class: contiene metodi e attributi relativi a una classe</text:span></text:p>
      <text:p text:style-name="P2">- <text:span text:style-name="T2">Script instance: usa una script class per chiamare i metodi e modificare i valori di una certa istanza</text:span></text:p>
      <text:p text:style-name="P2">- <text:span text:style-name="T3">ScriptComponent: al suo interno contiene un riferimento a uno script</text:span></text:p>
      <text:h text:style-name="P10" text:outline-level="2">Gestione funzioni</text:h>
      <text:p text:style-name="P5">- C#: Main contiene tutte le internal calls. Si possono raggruppare creando delle classi che chiamano quelle funzioni</text:p>
      <text:p text:style-name="P5">- <text:span text:style-name="T12">Lato C# </text:span><text:span text:style-name="T13">si chiamano le internal calls, raggruppate e wrappate opportunamente. Lato C++ le internal calls vengono implementate</text:span></text:p>
      <text:p text:style-name="P5">- <text:span text:style-name="T13">Gestione template: da C# si può passare il tipo desiderato (typeof(T)) e lato C++ si ottiene un MonoReflectionType, che può essere convertito in un MonoType</text:span></text:p>
      <text:p text:style-name="P5">- <text:span text:style-name="T13">Raggruppa funzioni dello stesso tipo in mappe (HasComponent, GetComponent etc), poi chiamale passando l’istanza</text:span></text:p>
      <text:h text:style-name="P11" text:outline-level="2">Separazione DLL</text:h>
      <text:p text:style-name="P7">- <text:span text:style-name="T16">Il gioco è una DLL C# separata sia dallo scripting core che dall’engine, il gioco linka il core però. </text:span><text:span text:style-name="T17">Ci sarà quindi un CoreAssembly e un’AppAssembly</text:span></text:p>
      <text:h text:style-name="P10" text:outline-level="2">Workflow</text:h>
      <text:p text:style-name="P18">- <text:span text:style-name="T4">Istanzia gli script </text:span><text:span text:style-name="T24">quando vengono creati: chiama OnStart OnRuntimeStart: in questo modo si possono settare gli attributi tramite editor senza che il gioco sia in esecuzione</text:span></text:p>
      <text:p text:style-name="P2"><text:span text:style-name="T26">- </text:span><text:span text:style-name="T27">Salva le </text:span><text:span text:style-name="T28">i</text:span><text:span text:style-name="T27">stanze degli script da qualche parte (uno script per tipo per entità, ogni entità ne ha un vettore)</text:span></text:p>
      <text:p text:style-name="P2"><text:span text:style-name="T26">- </text:span><text:span text:style-name="T29">Chiama OnStart e OnUpdate lato C#. </text:span><text:span text:style-name="T8">In futuro sarebbero da aggiungere pure FixedUpdate e LateUpdate</text:span></text:p>
      <text:p text:style-name="P2">- <text:span text:style-name="T3">Interfaccia dello scriptcomponent: dropdown per scegliere una classe + drag n drop per trascinare uno script. Le proprietà vengono dedotte dinamicamente</text:span></text:p>
      <text:p text:style-name="P2">- <text:span text:style-name="T9">Usa MethodTunks per le cose che vengono chiamate frequentemente </text:span><text:span text:style-name="T10">da C++ a C#</text:span></text:p>
      <text:h text:style-name="P12" text:outline-level="2">Serializzazione ed editing di attributi</text:h>
      <text:p text:style-name="P3">- <text:span text:style-name="T18">Funzioni getfield per ottenere gli attributi di uno script</text:span></text:p>
      <text:p text:style-name="P2">- <text:span text:style-name="T19">mono_field_get_flags per capire se un attributo è pubblico + altre informazioni</text:span></text:p>
      <text:p text:style-name="P2">- <text:span text:style-name="T20">nono_field_get_type per ottenere il tipo, serve una funzione poi per convertire il nome in tipi gestiti da Debut</text:span></text:p>
      <text:p text:style-name="P2">- <text:span text:style-name="T21">A quel punto è possibile creare correttamente l’interfaccia</text:span></text:p>
      <text:p text:style-name="P2">- <text:span text:style-name="T22">Caching dei campi in una mappa, poi la modifica avviene tramite istanza </text:span><text:span text:style-name="T23">(mono_field_set_value, mono_field_get_value)</text:span></text:p>
      <text:p text:style-name="P8">- <text:span text:style-name="T25">Impostazione degli attributi tramite editor</text:span></text:p>
      <text:h text:style-name="P13" text:outline-level="2">Assembly reloading</text:h>
      <text:p text:style-name="P9">Copia il codice lol, praticamente mono_unload_assembly e poi recupera di nuovo i dati dal nuovo assembly. Aggiungi file watcher per triggerare automaticamente il ricaricamento.</text:p>
      <text:h text:style-name="P10" text:outline-level="2"><text:soft-page-break/>Tests / roadmap</text:h>
      <text:p text:style-name="P19">- Logga OnCreate, logga timestep OnUpdate</text:p>
      <text:p text:style-name="P4">- Muovi oggetto con WAS<text:span text:style-name="T11">D (no fisica)</text:span></text:p>
      <text:p text:style-name="P4">- <text:span text:style-name="T15">Implementa completamente TransformComponent</text:span></text:p>
      <text:p text:style-name="P4"/>
      <text:p text:style-name="P6">Altro:</text:p>
      <text:list xml:id="list2354310560" text:style-name="L2">
        <text:list-item>
          <text:p text:style-name="P16">https://www.youtube.com/watch?v=K7bJnLmyzto&amp;t=2270s 1:18:21 salvataggio di tutti i tipi di componente. Utile per serializzare e deserializzare le cose in un ciclo, finalmente <text:span text:style-name="T14">(si chiamano fold expressions a quanto pare)</text:span></text:p>
        </text:list-item>
        <text:list-item>
          <text:p text:style-name="P17">Assert, assert, assert, assert, assert, assert, assert, assert, asser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0T23:08:25.582000000</dc:date>
    <meta:editing-duration>PT4H45M53S</meta:editing-duration>
    <meta:editing-cycles>35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35" meta:word-count="423" meta:character-count="2766" meta:non-whitespace-character-count="2381"/>
  </office:meta>
</office:document-meta>
</file>